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984cm" fo:min-width="5.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5e11a6" draw:fill="none" draw:textarea-vertical-align="middle"/>
    </style:style>
    <style:style style:name="gr9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29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68cm"/>
    </style:style>
    <style:style style:name="gr1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75cm" fo:min-width="11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14cm"/>
    </style:style>
    <style:style style:name="gr16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18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ff" draw:marker-start="Arrow"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54cm"/>
    </style:style>
    <style:style style:name="gr21" style:family="graphic" style:parent-style-name="objectwithoutfill">
      <style:graphic-properties svg:stroke-color="#3deb3d" draw:fill="none" draw:textarea-vertical-align="middle"/>
    </style:style>
    <style:style style:name="gr22" style:family="graphic" style:parent-style-name="objectwithoutfill">
      <style:graphic-properties svg:stroke-color="#3deb3d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3deb3d" draw:marker-start="Arrow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8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1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5.9cm" svg:y="3.803cm">
          <draw:text-box>
            <text:p>Breeding</text:p>
          </draw:text-box>
        </draw:frame>
        <draw:frame draw:style-name="gr3" draw:text-style-name="P2" draw:layer="layout" svg:width="4.16cm" svg:height="0.962cm" svg:x="5.6cm" svg:y="6.703cm">
          <draw:text-box>
            <text:p>Multiplication</text:p>
          </draw:text-box>
        </draw:frame>
        <draw:frame draw:style-name="gr4" draw:text-style-name="P2" draw:layer="layout" svg:width="3.529cm" svg:height="0.962cm" svg:x="6cm" svg:y="9.503cm">
          <draw:text-box>
            <text:p>Production</text:p>
          </draw:text-box>
        </draw:frame>
        <draw:line draw:style-name="gr5" draw:text-style-name="P1" draw:layer="layout" svg:x1="2.4cm" svg:y1="9.003cm" svg:x2="12.7cm" svg:y2="9.003cm">
          <text:p/>
        </draw:line>
        <draw:line draw:style-name="gr5" draw:text-style-name="P1" draw:layer="layout" svg:x1="4.4cm" svg:y1="6.003cm" svg:x2="10.7cm" svg:y2="6.003cm">
          <text:p/>
        </draw:line>
        <draw:line draw:style-name="gr6" draw:text-style-name="P1" draw:layer="layout" svg:x1="10.4cm" svg:y1="4.303cm" svg:x2="13cm" svg:y2="4.303cm">
          <text:p/>
        </draw:line>
        <draw:line draw:style-name="gr6" draw:text-style-name="P1" draw:layer="layout" svg:x1="13cm" svg:y1="4.303cm" svg:x2="13cm" svg:y2="7.003cm">
          <text:p/>
        </draw:line>
        <draw:line draw:style-name="gr7" draw:text-style-name="P1" draw:layer="layout" svg:x1="13cm" svg:y1="7.003cm" svg:x2="11.5cm" svg:y2="7.003cm">
          <text:p/>
        </draw:line>
        <draw:line draw:style-name="gr6" draw:text-style-name="P1" draw:layer="layout" svg:x1="11.8cm" svg:y1="7.403cm" svg:x2="14cm" svg:y2="7.403cm">
          <text:p/>
        </draw:line>
        <draw:line draw:style-name="gr6" draw:text-style-name="P1" draw:layer="layout" svg:x1="14cm" svg:y1="7.403cm" svg:x2="14cm" svg:y2="10.003cm">
          <text:p/>
        </draw:line>
        <draw:line draw:style-name="gr7" draw:text-style-name="P1" draw:layer="layout" svg:x1="14cm" svg:y1="10.003cm" svg:x2="13.4cm" svg:y2="10.003cm">
          <text:p/>
        </draw:line>
        <draw:line draw:style-name="gr8" draw:text-style-name="P1" draw:layer="layout" svg:x1="2.3cm" svg:y1="1.802cm" svg:x2="2cm" svg:y2="7.003cm">
          <text:p/>
        </draw:line>
        <draw:line draw:style-name="gr9" draw:text-style-name="P1" draw:layer="layout" svg:x1="2cm" svg:y1="7.003cm" svg:x2="3.6cm" svg:y2="7.003cm">
          <text:p/>
        </draw:line>
        <draw:line draw:style-name="gr8" draw:text-style-name="P1" draw:layer="layout" svg:x1="2cm" svg:y1="1.802cm" svg:x2="1cm" svg:y2="9.703cm">
          <text:p/>
        </draw:line>
        <draw:line draw:style-name="gr9" draw:text-style-name="P1" draw:layer="layout" svg:x1="1cm" svg:y1="9.703cm" svg:x2="1.9cm" svg:y2="9.703cm">
          <text:p/>
        </draw:line>
        <draw:frame draw:style-name="gr10" draw:text-style-name="P3" draw:layer="layout" svg:width="2.229cm" svg:height="0.806cm" svg:x="2.6cm" svg:y="3.403cm">
          <draw:text-box>
            <text:p><text:span text:style-name="T1">Sperm</text:span></text:p>
          </draw:text-box>
        </draw:frame>
        <draw:frame draw:style-name="gr11" draw:text-style-name="P3" draw:layer="layout" svg:width="3.1cm" svg:height="0.806cm" svg:x="11cm" svg:y="3.303cm">
          <draw:text-box>
            <text:p><text:span text:style-name="T1">Gilts</text:span></text:p>
          </draw:text-box>
        </draw:frame>
        <draw:frame draw:style-name="gr12" draw:text-style-name="P4" draw:layer="layout" svg:width="4.168cm" svg:height="0.839cm" svg:x="1cm" svg:y="1.002cm">
          <draw:text-box>
            <text:p><text:span text:style-name="T2">AI Organisation</text:span></text:p>
          </draw:text-box>
        </draw:frame>
        <draw:line draw:style-name="gr9" draw:text-style-name="P1" draw:layer="layout" svg:x1="5.6cm" svg:y1="3.902cm" svg:x2="3.1cm" svg:y2="1.802cm">
          <text:p/>
        </draw:line>
        <draw:line draw:style-name="gr13" draw:text-style-name="P1" draw:layer="layout" svg:x1="15.6cm" svg:y1="1cm" svg:x2="15.6cm" svg:y2="11.9cm">
          <text:p/>
        </draw:line>
        <draw:custom-shape draw:style-name="gr14" draw:text-style-name="P1" draw:layer="layout" svg:width="12cm" svg:height="3.1cm" svg:x="16.5cm" svg:y="5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623cm" svg:height="1.361cm" svg:x="16.8cm" svg:y="5.8cm">
          <draw:text-box>
            <text:p text:style-name="P5"><text:span text:style-name="T1">Breeding </text:span></text:p>
            <text:p text:style-name="P5"><text:span text:style-name="T1">farm</text:span></text:p>
          </draw:text-box>
        </draw:frame>
        <draw:line draw:style-name="gr16" draw:text-style-name="P1" draw:layer="layout" svg:x1="19.5cm" svg:y1="5cm" svg:x2="19.5cm" svg:y2="8.1cm">
          <text:p/>
        </draw:line>
        <draw:line draw:style-name="gr16" draw:text-style-name="P1" draw:layer="layout" svg:x1="22.5cm" svg:y1="5cm" svg:x2="22.5cm" svg:y2="8.1cm">
          <text:p/>
        </draw:line>
        <draw:line draw:style-name="gr16" draw:text-style-name="P1" draw:layer="layout" svg:x1="25.5cm" svg:y1="5cm" svg:x2="25.5cm" svg:y2="8.1cm">
          <text:p/>
        </draw:line>
        <draw:frame draw:style-name="gr15" draw:text-style-name="P6" draw:layer="layout" svg:width="2.623cm" svg:height="1.361cm" svg:x="19.7cm" svg:y="5.801cm">
          <draw:text-box>
            <text:p text:style-name="P5"><text:span text:style-name="T1">Breeding </text:span></text:p>
            <text:p text:style-name="P5"><text:span text:style-name="T1">farm</text:span></text:p>
          </draw:text-box>
        </draw:frame>
        <draw:frame draw:style-name="gr15" draw:text-style-name="P6" draw:layer="layout" svg:width="2.623cm" svg:height="1.361cm" svg:x="22.7cm" svg:y="5.802cm">
          <draw:text-box>
            <text:p text:style-name="P5"><text:span text:style-name="T1">Breeding </text:span></text:p>
            <text:p text:style-name="P5"><text:span text:style-name="T1">farm</text:span></text:p>
          </draw:text-box>
        </draw:frame>
        <draw:frame draw:style-name="gr15" draw:text-style-name="P6" draw:layer="layout" svg:width="2.623cm" svg:height="1.361cm" svg:x="25.7cm" svg:y="5.803cm">
          <draw:text-box>
            <text:p text:style-name="P5"><text:span text:style-name="T1">Breeding </text:span></text:p>
            <text:p text:style-name="P5"><text:span text:style-name="T1">farm</text:span></text:p>
          </draw:text-box>
        </draw:frame>
        <draw:frame draw:style-name="gr17" draw:text-style-name="P2" draw:layer="layout" svg:width="4.871cm" svg:height="0.962cm" svg:x="19.9cm" svg:y="1.2cm">
          <draw:text-box>
            <text:p>AI Organisation</text:p>
          </draw:text-box>
        </draw:frame>
        <draw:line draw:style-name="gr18" draw:text-style-name="P1" draw:layer="layout" svg:x1="17.9cm" svg:y1="4.8cm" svg:x2="20.9cm" svg:y2="2.2cm">
          <text:p/>
        </draw:line>
        <draw:line draw:style-name="gr18" draw:text-style-name="P1" draw:layer="layout" svg:x1="21.1cm" svg:y1="4.801cm" svg:x2="21.9cm" svg:y2="2.2cm">
          <text:p/>
        </draw:line>
        <draw:line draw:style-name="gr18" draw:text-style-name="P1" draw:layer="layout" svg:x1="24cm" svg:y1="4.8cm" svg:x2="23.006cm" svg:y2="2.201cm">
          <text:p/>
        </draw:line>
        <draw:line draw:style-name="gr18" draw:text-style-name="P1" draw:layer="layout" svg:x1="27cm" svg:y1="4.8cm" svg:x2="24.107cm" svg:y2="2.202cm">
          <text:p/>
        </draw:line>
        <draw:line draw:style-name="gr19" draw:text-style-name="P1" draw:layer="layout" svg:x1="24.401cm" svg:y1="4.801cm" svg:x2="23.407cm" svg:y2="2.202cm">
          <text:p/>
        </draw:line>
        <draw:line draw:style-name="gr19" draw:text-style-name="P1" draw:layer="layout" svg:x1="27.5cm" svg:y1="4.6cm" svg:x2="24.807cm" svg:y2="2.202cm">
          <text:p/>
        </draw:line>
        <draw:line draw:style-name="gr19" draw:text-style-name="P1" draw:layer="layout" svg:x1="17.5cm" svg:y1="4.8cm" svg:x2="20.307cm" svg:y2="2.202cm">
          <text:p/>
        </draw:line>
        <draw:line draw:style-name="gr19" draw:text-style-name="P1" draw:layer="layout" svg:x1="20.7cm" svg:y1="4.8cm" svg:x2="21.607cm" svg:y2="2.202cm">
          <text:p/>
        </draw:line>
        <draw:frame draw:style-name="gr20" draw:text-style-name="P3" draw:layer="layout" svg:width="1.958cm" svg:height="0.806cm" svg:x="16.9cm" svg:y="2.7cm">
          <draw:text-box>
            <text:p><text:span text:style-name="T1">Sperm</text:span></text:p>
          </draw:text-box>
        </draw:frame>
        <draw:line draw:style-name="gr21" draw:text-style-name="P1" draw:layer="layout" svg:x1="18cm" svg:y1="10cm" svg:x2="27.3cm" svg:y2="10cm">
          <text:p/>
        </draw:line>
        <draw:line draw:style-name="gr22" draw:text-style-name="P1" draw:layer="layout" svg:x1="18cm" svg:y1="10cm" svg:x2="18cm" svg:y2="8.2cm">
          <text:p/>
        </draw:line>
        <draw:line draw:style-name="gr22" draw:text-style-name="P1" draw:layer="layout" svg:x1="20.9cm" svg:y1="10.001cm" svg:x2="20.9cm" svg:y2="8.201cm">
          <text:p/>
        </draw:line>
        <draw:line draw:style-name="gr22" draw:text-style-name="P1" draw:layer="layout" svg:x1="23.8cm" svg:y1="10.002cm" svg:x2="23.8cm" svg:y2="8.202cm">
          <text:p/>
        </draw:line>
        <draw:line draw:style-name="gr22" draw:text-style-name="P1" draw:layer="layout" svg:x1="27.3cm" svg:y1="10.003cm" svg:x2="27.3cm" svg:y2="8.203cm">
          <text:p/>
        </draw:line>
        <draw:line draw:style-name="gr23" draw:text-style-name="P1" draw:layer="layout" svg:x1="24.3cm" svg:y1="10.003cm" svg:x2="24.3cm" svg:y2="8.203cm">
          <text:p/>
        </draw:line>
        <draw:line draw:style-name="gr23" draw:text-style-name="P1" draw:layer="layout" svg:x1="26.9cm" svg:y1="10.003cm" svg:x2="26.9cm" svg:y2="8.203cm">
          <text:p/>
        </draw:line>
        <draw:line draw:style-name="gr23" draw:text-style-name="P1" draw:layer="layout" svg:x1="21.3cm" svg:y1="10.003cm" svg:x2="21.3cm" svg:y2="8.203cm">
          <text:p/>
        </draw:line>
        <draw:line draw:style-name="gr23" draw:text-style-name="P1" draw:layer="layout" svg:x1="18.3cm" svg:y1="10.003cm" svg:x2="18.3cm" svg:y2="8.203cm">
          <text:p/>
        </draw:line>
        <draw:frame draw:style-name="gr24" draw:text-style-name="P3" draw:layer="layout" svg:width="4.414cm" svg:height="0.806cm" svg:x="20.5cm" svg:y="10.2cm">
          <draw:text-box>
            <text:p><text:span text:style-name="T1">Cows and Heif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23T15:04:47.559600929</dc:date>
    <meta:editing-duration>PT4M48S</meta:editing-duration>
    <meta:editing-cycles>3</meta:editing-cycles>
    <meta:generator>LibreOffice/6.1.2.1$MacOSX_X86_64 LibreOffice_project/65905a128db06ba48db947242809d14d3f9a93fe</meta:generator>
    <meta:document-statistic meta:object-count="49"/>
  </office:meta>
</office:document-meta>
</file>